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2.55cm" fo:min-width="18.5cm"/>
    </style:style>
    <style:style style:name="gr2" style:family="graphic" style:parent-style-name="standard">
      <style:graphic-properties draw:fill="none" draw:textarea-vertical-align="middle" draw:auto-grow-height="false" fo:min-height="0.74cm" fo:min-width="4.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8.638cm"/>
    </style:style>
    <style:style style:name="gr4" style:family="graphic" style:parent-style-name="standard">
      <style:graphic-properties draw:stroke="none" draw:fill="none" fo:min-height="1.2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7.11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812cm" fo:min-width="2.046cm"/>
    </style:style>
    <style:style style:name="gr8" style:family="graphic" style:parent-style-name="standard">
      <style:graphic-properties draw:stroke="none" draw:fill="none" fo:min-height="0.85cm"/>
    </style:style>
    <style:style style:name="gr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9999ff" draw:fill="none" draw:fill-color="#ffffff" fo:min-height="0.7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3.18cm" fo:min-width="9.13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18cm" fo:min-width="6.5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stroke="none" draw:fill="none" fo:min-height="1.407cm"/>
    </style:style>
    <style:style style:name="gr15" style:family="graphic" style:parent-style-name="standard">
      <style:graphic-properties draw:stroke="none" svg:stroke-color="#000000" draw:fill="none" draw:fill-color="#ffffff" fo:min-height="1.45cm"/>
    </style:style>
    <style:style style:name="gr16" style:family="graphic" style:parent-style-name="standard">
      <style:graphic-properties draw:textarea-vertical-align="middle" draw:auto-grow-height="false" fo:min-height="0.326cm" fo:min-width="0.176cm" fo:wrap-option="wrap"/>
    </style:style>
    <style:style style:name="gr17" style:family="graphic" style:parent-style-name="standard">
      <style:graphic-properties draw:stroke="none" svg:stroke-color="#000000" draw:fill="none" draw:fill-color="#ffffff" fo:min-height="0.712cm"/>
    </style:style>
    <style:style style:name="gr18" style:family="graphic" style:parent-style-name="standard">
      <style:graphic-properties draw:stroke="none" svg:stroke-color="#000000" draw:fill="none" draw:fill-color="#ffffff" fo:min-height="1.05cm"/>
    </style:style>
    <style:style style:name="gr19" style:family="graphic" style:parent-style-name="standard">
      <style:graphic-properties draw:stroke="none" svg:stroke-color="#000000" draw:fill="none" draw:fill-color="#ffffff" fo:min-height="0.95cm"/>
    </style:style>
    <style:style style:name="gr20" style:family="graphic" style:parent-style-name="standard">
      <style:graphic-properties draw:stroke="none" svg:stroke-color="#000000" draw:fill="none" draw:fill-color="#ffffff" fo:min-height="0.4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Nimbus Mono L1" fo:font-size="12pt" style:font-size-asian="12pt" style:font-size-complex="12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  <style:text-properties style:font-name="Nimbus Mono L1"/>
    </style:style>
    <style:style style:name="P10" style:family="paragraph">
      <style:paragraph-properties fo:margin-left="3.736cm" fo:margin-right="0cm" fo:text-align="center" fo:text-indent="0cm"/>
    </style:style>
    <style:style style:name="P11" style:family="paragraph">
      <loext:graphic-properties draw:fill="none"/>
      <style:paragraph-properties fo:margin-left="3.736cm" fo:margin-right="0cm" fo:text-align="center" fo:text-indent="0cm"/>
      <style:text-properties style:font-name="Nimbus Mono L1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="none"/>
      <style:paragraph-properties fo:margin-left="0cm" fo:margin-right="0cm" fo:text-align="start" fo:text-indent="0cm"/>
      <style:text-properties style:font-name="Nimbus Mono L1"/>
    </style:style>
    <style:style style:name="P14" style:family="paragraph">
      <loext:graphic-properties draw:fill="none"/>
      <style:paragraph-properties fo:margin-left="0cm" fo:margin-right="0cm" fo:text-align="start" fo:text-indent="0cm"/>
    </style:style>
    <style:style style:name="P15" style:family="paragraph">
      <style:text-properties fo:font-size="12pt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Nimbus Mono L1"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Nimbus Mono L1"/>
    </style:style>
    <style:style style:name="T5" style:family="text">
      <style:text-properties style:text-position="33% 58%" style:font-name="Nimbus Mono L1" fo:font-size="18pt" style:font-size-asian="18pt" style:font-size-complex="18pt"/>
    </style:style>
    <style:style style:name="T6" style:family="text">
      <style:text-properties style:text-position="33% 58%" style:font-name="Nimbus Mono L1"/>
    </style:style>
    <style:style style:name="T7" style:family="text">
      <style:text-properties style:font-name="Nimbus Mono L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2.8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2cm" svg:height="1.1cm" svg:x="2.5cm" svg:y="2cm">
          <text:p text:style-name="P2">Scalatron Server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9.138cm" svg:height="0.721cm" svg:x="8.462cm" svg:y="2.179cm">
          <draw:text-box>
            <text:p><text:span text:style-name="T1">server/bin/startScalatronServer.sh</text:span></text:p>
          </draw:text-box>
        </draw:frame>
        <draw:custom-shape draw:style-name="gr2" draw:text-style-name="P3" draw:layer="layout" svg:width="5.2cm" svg:height="1.1cm" svg:x="2.5cm" svg:y="5cm">
          <text:p text:style-name="P2">Bot-Plugin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7.1cm" svg:height="1.535cm" svg:x="8.6cm" svg:y="5.3cm">
          <draw:text-box>
            <text:p><text:span text:style-name="T1">src/main/scala/Bot.scala</text:span></text:p>
            <text:p text:style-name="P5"><text:span text:style-name="T2"/></text:p>
          </draw:text-box>
        </draw:frame>
        <draw:frame draw:style-name="gr5" draw:text-style-name="P4" draw:layer="layout" svg:width="7.614cm" svg:height="0.721cm" svg:x="8.662cm" svg:y="9.7cm">
          <draw:text-box>
            <text:p><text:span text:style-name="T1">bots/user01/ScalatronBot.jar</text:span></text:p>
          </draw:text-box>
        </draw:frame>
        <draw:line draw:style-name="gr6" draw:text-style-name="P3" draw:layer="layout" svg:x1="12cm" svg:y1="6.1cm" svg:x2="12cm" svg:y2="9.7cm">
          <text:p/>
        </draw:line>
        <draw:custom-shape draw:style-name="gr7" draw:text-style-name="P2" draw:layer="layout" svg:width="3.6cm" svg:height="1.5cm" svg:x="10.2cm" svg:y="7cm">
          <text:p text:style-name="P2">sbt deplo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556cm" svg:height="1.1cm" svg:x="13.744cm" svg:y="7.5cm">
          <draw:text-box>
            <text:p text:style-name="P2"><text:span text:style-name="T3">Compile, jar, copy</text:span></text:p>
          </draw:text-box>
        </draw:frame>
        <draw:line draw:style-name="gr9" draw:text-style-name="P3" draw:layer="layout" svg:x1="1.7cm" svg:y1="4cm" svg:x2="19.4cm" svg:y2="4cm">
          <text:p/>
        </draw:line>
        <draw:frame draw:style-name="gr10" draw:text-style-name="P8" draw:layer="layout" svg:width="6.1cm" svg:height="1cm" svg:x="13.9cm" svg:y="12.7cm">
          <draw:text-box>
            <text:p>1 Process (1 JVM)</text:p>
          </draw:text-box>
        </draw:frame>
      </draw:page>
      <draw:page draw:name="page2" draw:style-name="dp1" draw:master-page-name="Default">
        <draw:g>
          <draw:custom-shape draw:style-name="gr11" draw:text-style-name="P3" xml:id="id2" draw:id="id2" draw:layer="layout" svg:width="10cm" svg:height="3.8cm" svg:x="5.3cm" svg:y="8.3cm">
            <text:p text:style-name="P2">Bot</text:p>
            <text:p text:style-name="P2"><text:span text:style-name="T4">ControlFunction#respo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3" xml:id="id1" draw:id="id1" draw:layer="layout" svg:width="7.4cm" svg:height="3.8cm" svg:x="6.9cm" svg:y="1.4cm">
            <text:p text:style-name="P2">Scalatron</text:p>
            <text:p text:style-name="P2">Ser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text-style-name="P9" draw:layer="layout" draw:line-skew="-1.899cm" svg:x1="6.9cm" svg:y1="3.3cm" svg:x2="5.3cm" svg:y2="10.2cm" draw:start-shape="id1" draw:start-glue-point="3" draw:end-shape="id2" draw:end-glue-point="3" svg:d="M6900 3300h-4000v6900h2400" svg:viewBox="0 0 4001 6901">
            <text:p text:style-name="P2"><text:span text:style-name="T4">respond(input-args)</text:span></text:p>
          </draw:connector>
          <draw:connector draw:style-name="gr13" draw:text-style-name="P11" draw:layer="layout" draw:line-skew="2.098cm" svg:x1="15.3cm" svg:y1="10.2cm" svg:x2="14.3cm" svg:y2="3.3cm" draw:start-shape="id2" draw:start-glue-point="1" draw:end-shape="id1" draw:end-glue-point="1" svg:d="M15300 10200h2600v-6900h-3600" svg:viewBox="0 0 3601 6901">
            <text:p text:style-name="P10"><text:span text:style-name="T4">status</text:span></text:p>
          </draw:connector>
        </draw:g>
      </draw:page>
      <draw:page draw:name="page3" draw:style-name="dp1" draw:master-page-name="Default">
        <draw:g>
          <draw:custom-shape draw:style-name="gr11" draw:text-style-name="P3" xml:id="id4" draw:id="id4" draw:layer="layout" svg:width="10cm" svg:height="3.8cm" svg:x="5.488cm" svg:y="8.043cm">
            <text:p text:style-name="P2">Bot</text:p>
            <text:p text:style-name="P2"><text:span text:style-name="T4">ControlFunction#respo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3" xml:id="id3" draw:id="id3" draw:layer="layout" svg:width="7.4cm" svg:height="3.8cm" svg:x="7.088cm" svg:y="1.143cm">
            <text:p text:style-name="P2">Scalatron</text:p>
            <text:p text:style-name="P2">Ser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text-style-name="P9" draw:layer="layout" draw:line-skew="-1.899cm" svg:x1="7.088cm" svg:y1="3.043cm" svg:x2="5.488cm" svg:y2="9.943cm" draw:start-shape="id3" draw:start-glue-point="3" draw:end-shape="id4" draw:end-glue-point="3" svg:d="M7088 3043h-4000v6900h2400" svg:viewBox="0 0 4001 6901">
            <text:p text:style-name="P2"><text:span text:style-name="T4">respond(opCodes(...))</text:span><text:span text:style-name="T5">*</text:span></text:p>
          </draw:connector>
          <draw:connector draw:style-name="gr13" draw:text-style-name="P13" draw:layer="layout" draw:line-skew="2.098cm" svg:x1="15.488cm" svg:y1="9.943cm" svg:x2="14.488cm" svg:y2="3.043cm" draw:start-shape="id4" draw:start-glue-point="1" draw:end-shape="id3" draw:end-glue-point="1" svg:d="M15488 9943h2600v-6900h-3600" svg:viewBox="0 0 3601 6901">
            <text:p text:style-name="P12"><text:span text:style-name="T4">Status(text=”hello”)|</text:span></text:p>
            <text:p text:style-name="P12"><text:span text:style-name="T4">Move(direction=-1:1)|</text:span></text:p>
            <text:p text:style-name="P12"><text:span text:style-name="T4">...</text:span></text:p>
          </draw:connector>
          <draw:frame draw:style-name="gr14" draw:text-style-name="P14" draw:layer="layout" svg:width="13.288cm" svg:height="1.657cm" svg:x="1cm" svg:y="12.943cm">
            <draw:text-box>
              <text:p text:style-name="P12"><text:span text:style-name="T6">*</text:span><text:span text:style-name="T4">OpCodes: Welcome, </text:span><text:span text:style-name="T7">React</text:span><text:span text:style-name="T4">, GoodBye</text:span></text:p>
            </draw:text-box>
          </draw:frame>
        </draw:g>
      </draw:page>
      <draw:page draw:name="page4" draw:style-name="dp1" draw:master-page-name="Default">
        <draw:frame draw:style-name="gr15" draw:text-style-name="P8" draw:layer="layout" svg:width="3.3cm" svg:height="1.7cm" svg:x="2.1cm" svg:y="1.9cm">
          <draw:text-box>
            <text:p>Move direction</text:p>
          </draw:text-box>
        </draw:frame>
        <draw:custom-shape draw:style-name="gr16" draw:text-style-name="P2" draw:layer="layout" svg:width="1.1cm" svg:height="1cm" svg:x="9.982cm" svg:y="7.064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line draw:style-name="gr6" draw:text-style-name="P3" draw:layer="layout" svg:x1="10.1cm" svg:y1="7.2cm" svg:x2="8cm" svg:y2="5cm">
          <text:p/>
        </draw:line>
        <draw:line draw:style-name="gr6" draw:text-style-name="P3" draw:layer="layout" svg:x1="10.8cm" svg:y1="7.1cm" svg:x2="13.1cm" svg:y2="5.1cm">
          <text:p/>
        </draw:line>
        <draw:line draw:style-name="gr6" draw:text-style-name="P3" draw:layer="layout" svg:x1="10.1cm" svg:y1="8cm" svg:x2="8.2cm" svg:y2="9.9cm">
          <text:p/>
        </draw:line>
        <draw:line draw:style-name="gr6" draw:text-style-name="P3" draw:layer="layout" svg:x1="10.9cm" svg:y1="8.1cm" svg:x2="13.1cm" svg:y2="10.1cm">
          <text:p/>
        </draw:line>
        <draw:line draw:style-name="gr6" draw:text-style-name="P3" draw:layer="layout" svg:x1="11.1cm" svg:y1="7.5cm" svg:x2="13cm" svg:y2="7.5cm">
          <text:p/>
        </draw:line>
        <draw:line draw:style-name="gr6" draw:text-style-name="P3" draw:layer="layout" svg:x1="10cm" svg:y1="7.5cm" svg:x2="8cm" svg:y2="7.5cm">
          <text:p/>
        </draw:line>
        <draw:line draw:style-name="gr6" draw:text-style-name="P3" draw:layer="layout" svg:x1="10.5cm" svg:y1="7.1cm" svg:x2="10.5cm" svg:y2="5cm">
          <text:p/>
        </draw:line>
        <draw:line draw:style-name="gr6" draw:text-style-name="P3" draw:layer="layout" svg:x1="10.5cm" svg:y1="8.1cm" svg:x2="10.5cm" svg:y2="10.1cm">
          <text:p/>
        </draw:line>
        <draw:frame draw:style-name="gr17" draw:text-style-name="P8" draw:layer="layout" svg:width="2cm" svg:height="0.962cm" svg:x="6.9cm" svg:y="4.2cm">
          <draw:text-box>
            <text:p>-1:-1</text:p>
          </draw:text-box>
        </draw:frame>
        <draw:frame draw:style-name="gr17" draw:text-style-name="P8" draw:layer="layout" svg:width="2cm" svg:height="0.962cm" svg:x="9.5cm" svg:y="4.138cm">
          <draw:text-box>
            <text:p><text:s/>0: 1</text:p>
          </draw:text-box>
        </draw:frame>
        <draw:frame draw:style-name="gr17" draw:text-style-name="P8" draw:layer="layout" svg:width="2cm" svg:height="0.962cm" svg:x="12.1cm" svg:y="4.138cm">
          <draw:text-box>
            <text:p><text:s/>1:1</text:p>
          </draw:text-box>
        </draw:frame>
        <draw:frame draw:style-name="gr17" draw:text-style-name="P8" draw:layer="layout" svg:width="2cm" svg:height="0.962cm" svg:x="6cm" svg:y="7.1cm">
          <draw:text-box>
            <text:p>-1:0</text:p>
          </draw:text-box>
        </draw:frame>
        <draw:frame draw:style-name="gr17" draw:text-style-name="P8" draw:layer="layout" svg:width="2cm" svg:height="0.962cm" svg:x="12.9cm" svg:y="7.038cm">
          <draw:text-box>
            <text:p>1:0</text:p>
          </draw:text-box>
        </draw:frame>
        <draw:frame draw:style-name="gr17" draw:text-style-name="P8" draw:layer="layout" svg:width="2cm" svg:height="0.962cm" svg:x="6.9cm" svg:y="10cm">
          <draw:text-box>
            <text:p>-1:-1</text:p>
          </draw:text-box>
        </draw:frame>
        <draw:frame draw:style-name="gr17" draw:text-style-name="P8" draw:layer="layout" svg:width="2cm" svg:height="0.962cm" svg:x="9.8cm" svg:y="10.111cm">
          <draw:text-box>
            <text:p>0:-1</text:p>
          </draw:text-box>
        </draw:frame>
        <draw:frame draw:style-name="gr17" draw:text-style-name="P8" draw:layer="layout" svg:width="2cm" svg:height="0.962cm" svg:x="12.2cm" svg:y="10.1cm">
          <draw:text-box>
            <text:p>1:1</text:p>
          </draw:text-box>
        </draw:frame>
      </draw:page>
      <draw:page draw:name="page5" draw:style-name="dp1" draw:master-page-name="Default">
        <draw:line draw:style-name="gr6" draw:text-style-name="P3" draw:layer="layout" svg:x1="5.3cm" svg:y1="6.5cm" svg:x2="14.3cm" svg:y2="6.6cm">
          <text:p/>
        </draw:line>
        <draw:line draw:style-name="gr6" draw:text-style-name="P3" draw:layer="layout" svg:x1="9.5cm" svg:y1="2cm" svg:x2="9.5cm" svg:y2="12cm">
          <text:p/>
        </draw:line>
        <draw:frame draw:style-name="gr18" draw:text-style-name="P8" draw:layer="layout" svg:width="4cm" svg:height="1.3cm" svg:x="2.3cm" svg:y="2cm">
          <draw:text-box>
            <text:p>MyView</text:p>
          </draw:text-box>
        </draw:frame>
        <draw:frame draw:style-name="gr19" draw:text-style-name="P8" draw:layer="layout" svg:width="6.1cm" svg:height="1.2cm" svg:x="7.1cm" svg:y="3.9cm">
          <draw:text-box>
            <text:p>W <text:s/>W <text:s/>W <text:s/>W <text:s/>W </text:p>
          </draw:text-box>
        </draw:frame>
        <draw:frame draw:style-name="gr19" draw:text-style-name="P8" draw:layer="layout" svg:width="6.1cm" svg:height="1.2cm" svg:x="7.1cm" svg:y="8cm">
          <draw:text-box>
            <text:p>W <text:s/>W <text:s/>W <text:s/>W <text:s/>W </text:p>
          </draw:text-box>
        </draw:frame>
        <draw:frame draw:style-name="gr19" draw:text-style-name="P8" draw:layer="layout" svg:width="3.2cm" svg:height="1.2cm" draw:transform="rotate (1.5707963267949) translate (7.2cm 8.2cm)">
          <draw:text-box>
            <text:p><text:s/>W <text:s/>W <text:s/>W</text:p>
          </draw:text-box>
        </draw:frame>
        <draw:frame draw:style-name="gr19" draw:text-style-name="P8" draw:layer="layout" svg:width="3.5cm" svg:height="1.2cm" draw:transform="rotate (-1.5707963267949) translate (11.9cm 4.8cm)">
          <draw:text-box>
            <text:p><text:s/>W <text:s/>W <text:s/>W</text:p>
          </draw:text-box>
        </draw:frame>
        <draw:frame draw:style-name="gr20" draw:text-style-name="P16" draw:layer="layout" svg:width="2.7cm" svg:height="0.725cm" svg:x="8.5cm" svg:y="6.2cm">
          <draw:text-box>
            <text:p text:style-name="P15">M (0,0)= 12</text:p>
          </draw:text-box>
        </draw:frame>
        <draw:frame draw:style-name="gr21" draw:text-style-name="P18" draw:layer="layout" svg:width="2.136cm" svg:height="0.725cm" svg:x="6.2cm" svg:y="3.675cm">
          <draw:text-box>
            <text:p text:style-name="P17"><text:span text:style-name="T3">(-2,-2)=0</text:span></text:p>
          </draw:text-box>
        </draw:frame>
        <draw:frame draw:style-name="gr21" draw:text-style-name="P18" draw:layer="layout" svg:width="1.996cm" svg:height="0.725cm" svg:x="10.7cm" svg:y="3.7cm">
          <draw:text-box>
            <text:p text:style-name="P17"><text:span text:style-name="T3">(2,-2)=4</text:span></text:p>
          </draw:text-box>
        </draw:frame>
        <draw:frame draw:style-name="gr21" draw:text-style-name="P18" draw:layer="layout" svg:width="2.094cm" svg:height="0.725cm" svg:x="10.643cm" svg:y="8.5cm">
          <draw:text-box>
            <text:p text:style-name="P17"><text:span text:style-name="T3">(2,2)=24</text:span></text:p>
          </draw:text-box>
        </draw:frame>
        <draw:frame draw:style-name="gr21" draw:text-style-name="P18" draw:layer="layout" svg:width="2.233cm" svg:height="0.725cm" svg:x="6.2cm" svg:y="8.575cm">
          <draw:text-box>
            <text:p text:style-name="P17"><text:span text:style-name="T3">(-2,2)=20</text:span></text:p>
          </draw:text-box>
        </draw:frame>
        <draw:frame draw:style-name="gr21" draw:text-style-name="P18" draw:layer="layout" svg:width="2.233cm" svg:height="0.725cm" svg:x="5.367cm" svg:y="6.175cm">
          <draw:text-box>
            <text:p text:style-name="P17"><text:span text:style-name="T3">(-2,0)=10</text:span></text:p>
          </draw:text-box>
        </draw:frame>
        <draw:frame draw:style-name="gr21" draw:text-style-name="P18" draw:layer="layout" svg:width="2.094cm" svg:height="0.725cm" svg:x="11.4cm" svg:y="6.2cm">
          <draw:text-box>
            <text:p text:style-name="P17"><text:span text:style-name="T3">(2,0)=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18:40:36.374580518</meta:creation-date>
    <meta:editing-duration>PT20M59S</meta:editing-duration>
    <meta:editing-cycles>6</meta:editing-cycles>
    <meta:generator>LibreOffice/5.0.6.2$Linux_X86_64 LibreOffice_project/00$Build-2</meta:generator>
    <dc:date>2016-08-07T15:44:46.666467037</dc:date>
    <meta:document-statistic meta:object-count="54"/>
  </office:meta>
</office:document-meta>
</file>